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nge.getMaximum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.containsLong( lo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.equals( Object obj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ange.getMinimum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.containsFloat( floa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ange.containsFloat( Number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ange.containsInteger( Number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ange.containsRange( Range ran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ang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ange.containsLong( Number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ange.R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.getMinimum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.getMinimum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.getMinimum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ange.overlapsRange( Range ran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ange.containsDouble( double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ange.getMaximum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.containsDouble( Number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ange.containsInteger( in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.getMaximum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.getMaximum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